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8cm" fo:margin-left="0cm" table:align="left" style:writing-mode="lr-tb"/>
    </style:style>
    <style:style style:name="Table1.A" style:family="table-column">
      <style:table-column-properties style:column-width="6.299cm"/>
    </style:style>
    <style:style style:name="Table1.B" style:family="table-column">
      <style:table-column-properties style:column-width="11.7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Zawartość_20_tabeli">
      <style:paragraph-properties fo:text-align="start" style:justify-single-word="false"/>
      <style:text-properties style:font-name="Arial" fo:font-size="11pt" fo:font-weight="bold" officeooo:paragraph-rsid="001938c6" style:font-size-asian="11pt" style:font-weight-asian="bold" style:font-name-complex="Arial" style:font-size-complex="11pt" style:font-weight-complex="bold"/>
    </style:style>
    <style:style style:name="P2" style:family="paragraph" style:parent-style-name="Zawartość_20_tabeli">
      <style:paragraph-properties fo:text-align="start" style:justify-single-word="false"/>
      <style:text-properties fo:color="#000000" style:font-name="Arial" fo:font-size="13pt" fo:font-weight="bold" officeooo:paragraph-rsid="001938c6" style:font-size-asian="13pt" style:font-weight-asian="bold" style:font-name-complex="Arial" style:font-size-complex="13pt" style:font-weight-complex="bold"/>
    </style:style>
    <style:style style:name="P3" style:family="paragraph" style:parent-style-name="Zawartość_20_tabeli">
      <style:paragraph-properties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4" style:family="paragraph" style:parent-style-name="Zawartość_20_tabeli">
      <style:paragraph-properties fo:text-align="start" style:justify-single-word="false"/>
      <style:text-properties fo:color="#333333" style:font-name="Arial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5" style:family="paragraph" style:parent-style-name="Zawartość_20_tabeli">
      <style:paragraph-properties fo:text-align="start" style:justify-single-word="false"/>
      <style:text-properties fo:color="#333333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6" style:family="paragraph" style:parent-style-name="Zawartość_20_tabeli">
      <style:paragraph-properties fo:text-align="start" style:justify-single-word="false"/>
      <style:text-properties fo:color="#333333" style:font-name="Ubuntu" fo:font-size="11pt" fo:font-weight="bold" officeooo:rsid="00152dd1" officeooo:paragraph-rsid="001ecde7" style:font-size-asian="11pt" style:font-weight-asian="bold" style:font-name-complex="Arial" style:font-size-complex="11pt" style:font-weight-complex="bold"/>
    </style:style>
    <style:style style:name="P7" style:family="paragraph" style:parent-style-name="Zawartość_20_tabeli">
      <style:paragraph-properties fo:text-align="start" style:justify-single-word="false"/>
      <style:text-properties fo:color="#333333" style:font-name="Ubuntu" fo:font-size="11pt" fo:font-weight="bold" officeooo:rsid="0016c97e" officeooo:paragraph-rsid="001ec91b" style:font-size-asian="11pt" style:font-weight-asian="bold" style:font-name-complex="Arial" style:font-size-complex="11pt" style:font-weight-complex="bold"/>
    </style:style>
    <style:style style:name="P8" style:family="paragraph" style:parent-style-name="Zawartość_20_tabeli">
      <style:paragraph-properties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9" style:family="paragraph" style:parent-style-name="Zawartość_20_tabeli">
      <style:paragraph-properties fo:text-align="start" style:justify-single-word="false"/>
      <style:text-properties fo:color="#333333" style:font-name="Ubuntu" fo:font-size="11pt" fo:font-weight="normal" officeooo:paragraph-rsid="001ecde7" style:font-size-asian="11pt" style:font-weight-asian="normal" style:font-name-complex="Arial" style:font-size-complex="11pt" style:font-weight-complex="normal"/>
    </style:style>
    <style:style style:name="P10" style:family="paragraph" style:parent-style-name="Zawartość_20_tabeli">
      <style:paragraph-properties fo:text-align="start" style:justify-single-word="false"/>
      <style:text-properties officeooo:paragraph-rsid="001ec91b"/>
    </style:style>
    <style:style style:name="P11" style:family="paragraph" style:parent-style-name="Zawartość_20_tabeli">
      <style:paragraph-properties fo:text-align="start" style:justify-single-word="false"/>
      <style:text-properties officeooo:paragraph-rsid="001ecde7"/>
    </style:style>
    <style:style style:name="P12" style:family="paragraph" style:parent-style-name="Zawartość_20_tabeli">
      <style:paragraph-properties fo:text-align="start" style:justify-single-word="false"/>
      <style:text-properties fo:font-variant="normal" fo:text-transform="none" fo:color="#333333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13" style:family="paragraph" style:parent-style-name="Zawartość_20_tabeli">
      <style:paragraph-properties fo:text-align="start" style:justify-single-word="false"/>
      <style:text-properties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14" style:family="paragraph" style:parent-style-name="Zawartość_20_tabeli" style:list-style-name="L10">
      <style:paragraph-properties fo:text-align="start" style:justify-single-word="false"/>
      <style:text-properties style:font-name="Ubuntu" fo:font-size="11pt" officeooo:rsid="000fac54" officeooo:paragraph-rsid="001ec91b" style:font-size-asian="11pt" style:font-name-complex="Arial" style:font-size-complex="11pt"/>
    </style:style>
    <style:style style:name="P15" style:family="paragraph" style:parent-style-name="Zawartość_20_tabeli" style:list-style-name="L10">
      <style:paragraph-properties fo:text-align="start" style:justify-single-word="false"/>
      <style:text-properties style:font-name="Ubuntu" fo:font-size="11pt" officeooo:paragraph-rsid="001ec91b" style:font-size-asian="11pt" style:font-name-complex="Arial" style:font-size-complex="11pt"/>
    </style:style>
    <style:style style:name="P16" style:family="paragraph" style:parent-style-name="Zawartość_20_tabeli" style:list-style-name="L10">
      <style:paragraph-properties fo:text-align="start" style:justify-single-word="false"/>
      <style:text-properties style:font-name="Ubuntu" fo:font-size="11pt" officeooo:rsid="0010b7d2" officeooo:paragraph-rsid="001ec91b" style:font-size-asian="11pt" style:font-name-complex="Arial" style:font-size-complex="11pt"/>
    </style:style>
    <style:style style:name="P17" style:family="paragraph" style:parent-style-name="Zawartość_20_tabeli">
      <style:paragraph-properties fo:text-align="start" style:justify-single-word="false"/>
      <style:text-properties style:font-name="Ubuntu" fo:font-size="11pt" officeooo:paragraph-rsid="001ec91b" style:font-size-asian="11pt" style:font-size-complex="11pt"/>
    </style:style>
    <style:style style:name="P18" style:family="paragraph" style:parent-style-name="Zawartość_20_tabeli">
      <style:paragraph-properties fo:text-align="start" style:justify-single-word="false"/>
      <style:text-properties style:font-name="Ubuntu" fo:font-size="11pt" officeooo:paragraph-rsid="001ecde7" style:font-size-asian="11pt" style:font-size-complex="11pt"/>
    </style:style>
    <style:style style:name="P19" style:family="paragraph" style:parent-style-name="Zawartość_20_tabeli">
      <style:paragraph-properties fo:text-align="start" style:justify-single-word="false"/>
      <style:text-properties style:font-name="Ubuntu" fo:font-size="11pt" fo:font-weight="bold" officeooo:rsid="0010fba8" officeooo:paragraph-rsid="001ec91b" style:font-size-asian="11pt" style:font-weight-asian="bold" style:font-name-complex="Arial" style:font-size-complex="11pt" style:font-weight-complex="bold"/>
    </style:style>
    <style:style style:name="P20" style:family="paragraph" style:parent-style-name="Zawartość_20_tabeli">
      <style:paragraph-properties fo:margin-top="0.7cm" fo:margin-bottom="0cm" loext:contextual-spacing="false" fo:text-align="start" style:justify-single-word="false"/>
      <style:text-properties fo:color="#000000" style:font-name="Arial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21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12f00c" officeooo:paragraph-rsid="001ec91b" style:font-size-asian="11pt" style:font-weight-asian="normal" style:font-name-complex="Arial" style:font-size-complex="11pt" style:font-weight-complex="normal"/>
    </style:style>
    <style:style style:name="P22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12f00c" officeooo:paragraph-rsid="001ecde7" style:font-size-asian="11pt" style:font-weight-asian="normal" style:font-name-complex="Arial" style:font-size-complex="11pt" style:font-weight-complex="normal"/>
    </style:style>
    <style:style style:name="P23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24" style:family="paragraph" style:parent-style-name="Zawartość_20_tabeli">
      <style:paragraph-properties fo:margin-top="0cm" fo:margin-bottom="0cm" loext:contextual-spacing="false" fo:text-align="start" style:justify-single-word="false"/>
      <style:text-properties officeooo:paragraph-rsid="001ec91b"/>
    </style:style>
    <style:style style:name="P25" style:family="paragraph" style:parent-style-name="Zawartość_20_tabeli">
      <style:paragraph-properties fo:margin-top="0cm" fo:margin-bottom="0cm" loext:contextual-spacing="false" fo:text-align="start" style:justify-single-word="false"/>
      <style:text-properties officeooo:paragraph-rsid="001ecde7"/>
    </style:style>
    <style:style style:name="P26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000000" style:font-name="Arial" fo:font-size="11pt" fo:font-weight="normal" officeooo:rsid="00075678" officeooo:paragraph-rsid="002024c3" style:font-size-asian="11pt" style:font-weight-asian="normal" style:font-name-complex="Arial" style:font-size-complex="11pt" style:font-weight-complex="normal"/>
    </style:style>
    <style:style style:name="P27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000000" style:font-name="Arial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28" style:family="paragraph" style:parent-style-name="Zawartość_20_tabeli">
      <style:paragraph-properties fo:margin-top="0.9cm" fo:margin-bottom="0cm" loext:contextual-spacing="false"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29" style:family="paragraph" style:parent-style-name="Linia_20_pozioma">
      <style:paragraph-properties fo:text-align="start" style:justify-single-word="false"/>
      <style:text-properties style:font-name="Arial" officeooo:paragraph-rsid="001938c6" style:font-name-complex="Arial"/>
    </style:style>
    <style:style style:name="P30" style:family="paragraph" style:parent-style-name="Linia_20_pozioma">
      <style:paragraph-properties fo:text-align="start" style:justify-single-word="false"/>
      <style:text-properties style:font-name="Ubuntu" fo:font-size="11pt" officeooo:paragraph-rsid="001ec91b" style:font-size-asian="11pt" style:font-name-complex="Arial" style:font-size-complex="11pt"/>
    </style:style>
    <style:style style:name="P31" style:family="paragraph" style:parent-style-name="Linia_20_pozioma">
      <style:paragraph-properties fo:text-align="start" style:justify-single-word="false"/>
      <style:text-properties style:font-name="Ubuntu" fo:font-size="11pt" officeooo:paragraph-rsid="001938c6" style:font-size-asian="11pt" style:font-name-complex="Arial" style:font-size-complex="11pt"/>
    </style:style>
    <style:style style:name="P32" style:family="paragraph" style:parent-style-name="Linia_20_pozioma">
      <style:paragraph-properties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b8ae2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b8ae2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9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95378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91198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91198" officeooo:paragraph-rsid="001b046c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91198" officeooo:paragraph-rsid="001a3cf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1ec91b"/>
    </style:style>
    <style:style style:name="P45" style:family="paragraph" style:parent-style-name="Standard" style:list-style-name="L9">
      <style:paragraph-properties fo:text-align="start" style:justify-single-word="false" style:text-autospace="none" style:vertical-align="auto"/>
      <style:text-properties officeooo:paragraph-rsid="001ec91b"/>
    </style:style>
    <style:style style:name="P46" style:family="paragraph" style:parent-style-name="Standard">
      <style:paragraph-properties fo:text-align="start" style:justify-single-word="false"/>
      <style:text-properties officeooo:paragraph-rsid="001c6c84"/>
    </style:style>
    <style:style style:name="P47" style:family="paragraph" style:parent-style-name="Standard" style:list-style-name="L9">
      <style:paragraph-properties fo:text-align="start" style:justify-single-word="false" style:text-autospace="none" style:vertical-align="auto"/>
      <style:text-properties style:font-name="Ubuntu" fo:font-size="11pt" officeooo:rsid="000dbafe" officeooo:paragraph-rsid="001ec91b" style:font-size-asian="11pt" style:font-size-complex="11pt"/>
    </style:style>
    <style:style style:name="P48" style:family="paragraph" style:parent-style-name="Standard" style:list-style-name="L9">
      <style:paragraph-properties fo:text-align="start" style:justify-single-word="false" style:text-autospace="none" style:vertical-align="auto"/>
      <style:text-properties style:font-name="Ubuntu" fo:font-size="11pt" officeooo:rsid="000befd1" officeooo:paragraph-rsid="001ec91b" style:font-size-asian="11pt" style:font-size-complex="11pt"/>
    </style:style>
    <style:style style:name="P49" style:family="paragraph" style:parent-style-name="Standard" style:list-style-name="L8">
      <style:paragraph-properties fo:text-align="start" style:justify-single-word="false" style:text-autospace="none" style:vertical-align="auto"/>
      <style:text-properties style:font-name="Ubuntu" fo:font-size="11pt" officeooo:paragraph-rsid="001ec91b" style:font-size-asian="11pt" style:font-size-complex="11pt"/>
    </style:style>
    <style:style style:name="P50" style:family="paragraph" style:parent-style-name="Standard" style:list-style-name="L9">
      <style:paragraph-properties fo:text-align="start" style:justify-single-word="false" style:text-autospace="none" style:vertical-align="auto"/>
      <style:text-properties style:font-name="Ubuntu" fo:font-size="11pt" officeooo:paragraph-rsid="001ec91b" style:font-size-asian="11pt" style:font-size-complex="11pt"/>
    </style:style>
    <style:style style:name="P51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officeooo:paragraph-rsid="001ec91b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024c3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1pt" officeooo:paragraph-rsid="001938c6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1pt" officeooo:paragraph-rsid="002024c3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Arial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officeooo:paragraph-rsid="002024c3"/>
    </style:style>
    <style:style style:name="P57" style:family="paragraph" style:parent-style-name="Standard">
      <style:paragraph-properties fo:margin-top="0.499cm" fo:margin-bottom="0cm" loext:contextual-spacing="false" fo:text-align="start" style:justify-single-word="false"/>
      <style:text-properties fo:color="#000000" style:font-name="Ubuntu" fo:font-size="24pt" fo:font-weight="normal" officeooo:paragraph-rsid="002024c3" style:font-size-asian="24pt" style:font-weight-asian="normal" style:font-name-complex="Arial" style:font-size-complex="24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938c6" style:font-size-asian="11pt" style:font-weight-asian="normal" style:font-name-complex="Arial" style:font-size-complex="11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dbafe" officeooo:paragraph-rsid="001ec91b" style:font-size-asian="11pt" style:font-weight-asian="normal" style:font-name-complex="Arial" style:font-size-complex="11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3" style:family="text">
      <style:text-properties fo:color="#000000" fo:font-weight="bold" style:font-weight-asian="bold" style:font-name-complex="Arial" style:font-weight-complex="bold"/>
    </style:style>
    <style:style style:name="T4" style:family="text">
      <style:text-properties officeooo:rsid="00075678"/>
    </style:style>
    <style:style style:name="T5" style:family="text">
      <style:text-properties officeooo:rsid="0007b19c"/>
    </style:style>
    <style:style style:name="T6" style:family="text">
      <style:text-properties officeooo:rsid="00095378"/>
    </style:style>
    <style:style style:name="T7" style:family="text">
      <style:text-properties officeooo:rsid="001938c6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091198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494ef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1c6c84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0befd1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0ad10a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0dbafe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1d271f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8" style:family="text">
      <style:text-properties officeooo:rsid="00197e34"/>
    </style:style>
    <style:style style:name="T19" style:family="text">
      <style:text-properties officeooo:rsid="001b046c"/>
    </style:style>
    <style:style style:name="T20" style:family="text">
      <style:text-properties fo:color="#ffff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1" style:family="text">
      <style:text-properties fo:color="#ffffff"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22" style:family="text">
      <style:text-properties fo:color="#ffffff" style:font-name="Arial" fo:font-size="11pt" fo:font-weight="normal" style:font-name-asian="Verdana" style:font-size-asian="11pt" style:font-weight-asian="normal" style:font-name-complex="Arial" style:font-size-complex="11pt" style:font-weight-complex="normal"/>
    </style:style>
    <style:style style:name="T23" style:family="text">
      <style:text-properties style:text-underline-style="solid" style:text-underline-width="auto" style:text-underline-color="font-color" officeooo:rsid="00091198"/>
    </style:style>
    <style:style style:name="T24" style:family="text">
      <style:text-properties officeooo:rsid="000c03b0"/>
    </style:style>
    <style:style style:name="T25" style:family="text">
      <style:text-properties officeooo:rsid="000b9acb"/>
    </style:style>
    <style:style style:name="T26" style:family="text">
      <style:text-properties officeooo:rsid="000ad10a"/>
    </style:style>
    <style:style style:name="T27" style:family="text">
      <style:text-properties officeooo:rsid="000dbafe"/>
    </style:style>
    <style:style style:name="T28" style:family="text">
      <style:text-properties officeooo:rsid="000fac54"/>
    </style:style>
    <style:style style:name="T29" style:family="text">
      <style:text-properties officeooo:rsid="0010b7d2"/>
    </style:style>
    <style:style style:name="T30" style:family="text">
      <style:text-properties fo:color="#333333" fo:font-weight="normal" style:font-weight-asian="normal" style:font-weight-complex="normal"/>
    </style:style>
    <style:style style:name="T31" style:family="text">
      <style:text-properties fo:color="#333333" fo:font-weight="normal" officeooo:rsid="0010b7d2" style:font-weight-asian="normal" style:font-weight-complex="normal"/>
    </style:style>
    <style:style style:name="T32" style:family="text">
      <style:text-properties fo:color="#333333" fo:font-weight="normal" officeooo:rsid="0016c97e" style:font-weight-asian="normal" style:font-name-complex="Arial" style:font-weight-complex="normal"/>
    </style:style>
    <style:style style:name="T33" style:family="text">
      <style:text-properties fo:color="#333333" fo:font-weight="normal" officeooo:rsid="00152dd1" style:font-weight-asian="normal" style:font-name-complex="Arial" style:font-weight-complex="normal"/>
    </style:style>
    <style:style style:name="T34" style:family="text">
      <style:text-properties fo:color="#333333" style:font-name="Ubuntu" fo:font-size="11pt" fo:font-weight="normal" style:font-size-asian="11pt" style:font-weight-asian="normal" style:font-name-complex="Arial" style:font-size-complex="11pt" style:font-weight-complex="normal"/>
    </style:style>
    <style:style style:name="T35" style:family="text">
      <style:text-properties fo:color="#333333" style:font-name="Ubuntu" fo:font-size="11pt" fo:font-weight="normal" officeooo:rsid="0012f00c" style:font-size-asian="11pt" style:font-weight-asian="normal" style:font-name-complex="Arial" style:font-size-complex="11pt" style:font-weight-complex="normal"/>
    </style:style>
    <style:style style:name="T36" style:family="text">
      <style:text-properties fo:color="#333333" style:font-name="Ubuntu" fo:font-size="11pt" fo:font-weight="normal" officeooo:rsid="00147f63" style:font-size-asian="11pt" style:font-weight-asian="normal" style:font-name-complex="Arial" style:font-size-complex="11pt" style:font-weight-complex="normal"/>
    </style:style>
    <style:style style:name="T37" style:family="text">
      <style:text-properties fo:color="#333333" style:font-name="Ubuntu" fo:font-size="11pt" fo:font-weight="normal" officeooo:rsid="001494ef" style:font-size-asian="11pt" style:font-weight-asian="normal" style:font-name-complex="Arial" style:font-size-complex="11pt" style:font-weight-complex="normal"/>
    </style:style>
    <style:style style:name="T38" style:family="text">
      <style:text-properties fo:color="#333333" style:font-name="Ubuntu" fo:font-size="11pt" fo:font-weight="normal" officeooo:rsid="0010b7d2" style:font-size-asian="11pt" style:font-weight-asian="normal" style:font-name-complex="Arial" style:font-size-complex="11pt" style:font-weight-complex="normal"/>
    </style:style>
    <style:style style:name="T39" style:family="text">
      <style:text-properties fo:color="#333333" officeooo:rsid="000dbafe"/>
    </style:style>
    <style:style style:name="T40" style:family="text">
      <style:text-properties fo:color="#333333" officeooo:rsid="000c03b0"/>
    </style:style>
    <style:style style:name="T4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2" style:family="text">
      <style:text-properties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43" style:family="text">
      <style:text-properties style:font-name="Arial" fo:font-size="11pt" fo:font-weight="normal" style:font-name-asian="Verdana" style:font-size-asian="11pt" style:font-weight-asian="normal" style:font-name-complex="Arial" style:font-size-complex="11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147f63"/>
    </style:style>
    <style:style style:name="T46" style:family="text">
      <style:text-properties officeooo:rsid="00152dd1"/>
    </style:style>
    <style:style style:name="T47" style:family="text">
      <style:text-properties officeooo:rsid="001494ef"/>
    </style:style>
    <style:style style:name="T48" style:family="text">
      <style:text-properties officeooo:rsid="0016c97e"/>
    </style:style>
    <style:style style:name="T49" style:family="text">
      <style:text-properties fo:font-weight="normal" officeooo:rsid="0017664f" style:font-weight-asian="normal" style:font-weight-complex="normal"/>
    </style:style>
    <style:style style:name="T50" style:family="text">
      <style:text-properties officeooo:rsid="001c6c84"/>
    </style:style>
    <style:style style:name="T51" style:family="text">
      <style:text-properties officeooo:rsid="001daab5"/>
    </style:style>
    <style:style style:name="T52" style:family="text">
      <style:text-properties style:font-name="Ubuntu"/>
    </style:style>
    <style:style style:name="T53" style:family="text">
      <style:text-properties style:font-name="Ubuntu" fo:font-size="11pt" officeooo:rsid="0010fba8" style:font-size-asian="11pt" style:font-name-complex="Arial" style:font-size-complex="11pt"/>
    </style:style>
    <style:style style:name="T54" style:family="text">
      <style:text-properties style:font-name="Ubuntu" fo:font-size="11pt" officeooo:rsid="0012f00c" style:font-size-asian="11pt" style:font-name-complex="Arial" style:font-size-complex="11pt"/>
    </style:style>
    <style:style style:name="T55" style:family="text">
      <style:text-properties style:font-name="Ubuntu" fo:font-size="11pt" officeooo:rsid="0010b7d2" style:font-size-asian="11pt" style:font-name-complex="Arial" style:font-size-complex="11pt"/>
    </style:style>
    <style:style style:name="T56" style:family="text">
      <style:text-properties style:font-name="Ubuntu" fo:font-size="11pt" style:font-size-asian="11pt" style:font-size-complex="11pt"/>
    </style:style>
    <style:style style:name="T57" style:family="text">
      <style:text-properties style:font-name="Ubuntu" fo:font-size="11pt" officeooo:rsid="0017664f" style:font-size-asian="11pt" style:font-size-complex="11pt"/>
    </style:style>
    <style:style style:name="T58" style:family="text">
      <style:text-properties style:font-name="Ubuntu" fo:font-size="11pt" officeooo:rsid="0010fba8" style:font-size-asian="11pt" style:font-size-complex="11pt"/>
    </style:style>
    <style:style style:name="T59" style:family="text">
      <style:text-properties style:font-name="Ubuntu" officeooo:rsid="0017664f"/>
    </style:style>
    <style:style style:name="T60" style:family="text">
      <style:text-properties officeooo:rsid="0012f00c" style:font-name-complex="Arial"/>
    </style:style>
    <style:style style:name="T61" style:family="text">
      <style:text-properties officeooo:rsid="0010fba8" style:font-name-complex="Arial"/>
    </style:style>
    <style:style style:name="T62" style:family="text">
      <style:text-properties officeooo:rsid="001d271f" style:font-name-complex="Arial"/>
    </style:style>
    <style:style style:name="T63" style:family="text">
      <style:text-properties officeooo:rsid="00147f63" style:font-name-complex="Arial"/>
    </style:style>
    <style:style style:name="T64" style:family="text">
      <style:text-properties officeooo:rsid="001ec91b"/>
    </style:style>
    <style:style style:name="T65" style:family="text">
      <style:text-properties officeooo:rsid="002024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<text:span text:style-name="T65">Yash Pratap</text:span></text:p>
          </table:table-cell>
          <table:table-cell table:style-name="Table1.A1" office:value-type="string">
            <text:p text:style-name="P20">ADDRESS:</text:p>
            <text:p text:style-name="P26">H No 617 Street 17, New Karhera Colony Mohan Nagar, Ghaziabad, India</text:p>
            <text:p text:style-name="P55">PHONE:</text:p>
            <text:p text:style-name="P56"><text:span text:style-name="T41">+</text:span><text:span text:style-name="T42">91</text:span><text:span text:style-name="T41"> </text:span><text:span text:style-name="T42">7042212499</text:span><text:span text:style-name="T43"> </text:span></text:p>
            <text:p text:style-name="P27">EMAIL:</text:p>
            <text:p text:style-name="P52"><text:a xlink:type="simple" xlink:href="mailto:yashp241195@gmail.com" text:style-name="Internet_20_link" text:visited-style-name="Visited_20_Internet_20_Link"><text:span text:style-name="Internet_20_link"><text:span text:style-name="T2">yashp241195@gmail.com</text:span></text:span></text:a></text:p>
            <text:p text:style-name="P52"><text:span text:style-name="Internet_20_link"><text:span text:style-name="T2"/></text:span></text:p>
          </table:table-cell>
        </table:table-row>
      </table:table>
      <text:p text:style-name="P54"><text:span text:style-name="T3"/></text:p>
      <text:p text:style-name="P53"><text:span text:style-name="T3">PROFESSIONAL SUMMARY</text:span></text:p>
      <text:p text:style-name="P31"/>
      <text:p text:style-name="P58"><text:span text:style-name="T4">Worked as software developer entrepreneur. Looking for opportunites in Android Application development.</text:span></text:p>
      <text:p text:style-name="P1"/>
      <text:p text:style-name="P2">WORK EXPERIENCE</text:p>
      <text:p text:style-name="P29"/>
      <text:p text:style-name="P33"/>
      <text:p text:style-name="P36">1. Delhi Metro <text:span text:style-name="T5">Traveler, Android Application Development <text:s text:c="31"/>19/03/2019 - 19/05/2019</text:span></text:p>
      <text:p text:style-name="P34"/>
      <text:list xml:id="list225727615" text:style-name="L1">
        <text:list-item>
          <text:p text:style-name="P37">Invented algorithms to find <text:span text:style-name="T19">out various metro train </text:span>paths, <text:span text:style-name="T7">routes, nearby washroom and</text:span> parking <text:span text:style-name="T7">facilities efficiently</text:span> in graph using <text:span text:style-name="T7">a </text:span>combination of D<text:span text:style-name="T5">epth </text:span>L<text:span text:style-name="T5">imit </text:span>S<text:span text:style-name="T5">earch</text:span> and <text:span text:style-name="T5">Dijkstra. </text:span></text:p>
        </text:list-item>
        <text:list-item>
          <text:p text:style-name="P37"><text:span text:style-name="T5">Fetched data</text:span> <text:span text:style-name="T5">with SeleniumPy and optimized SQLite DB to load 60K entries from</text:span></text:p>
          <text:p text:style-name="P37"><text:span text:style-name="T5">O(N) to O(log N) to fetch out results faster.</text:span></text:p>
        </text:list-item>
        <text:list-item>
          <text:p text:style-name="P41"><text:span text:style-name="T18">I</text:span> <text:span text:style-name="T19">made an earlier version of the same application during my final year of Engineering and </text:span>did <text:span text:style-name="T19">its </text:span>marketing <text:span text:style-name="T19">for</text:span> 2-3 months <text:span text:style-name="T19">and was able to attain a user base of</text:span> 10,000+ <text:span text:style-name="T19">customers </text:span>but lost th<text:span text:style-name="T19">at</text:span> due to key store issue<text:span text:style-name="T19">s</text:span>. </text:p>
        </text:list-item>
        <text:list-item>
          <text:p text:style-name="P42"><text:span text:style-name="T19">As of now I did the iteration of this app </text:span>12 times in past 3 years from scratch <text:span text:style-name="T19">but failed to convert it into an UBER of travel agent as the cost of hiring a travel agent &gt; the c</text:span>ost of travel itself in <text:span text:style-name="T7">the </text:span>Indian geograph<text:span text:style-name="T7">ical context</text:span>.</text:p>
        </text:list-item>
      </text:list>
      <text:p text:style-name="P43"/>
      <text:list xml:id="list202200994491571" text:continue-numbering="true" text:style-name="L1">
        <text:list-item>
          <text:p text:style-name="P38"><text:span text:style-name="T19">In the process I got to learn the insights and best practices in android app development. </text:span></text:p>
        </text:list-item>
        <text:list-item>
          <text:p text:style-name="P38"><text:span text:style-name="T19"><text:s/>I slowed down my new app’s marketing so that I can focus on my new Project “Messenger <text:s text:c="2"/>App”.</text:span></text:p>
        </text:list-item>
      </text:list>
      <text:p text:style-name="P36"/>
      <text:list xml:id="list202202077239498" text:continue-numbering="true" text:style-name="L1">
        <text:list-item>
          <text:p text:style-name="P40">Skills : Software Architecture, Java, SQLite, JSON, Testing (Espresso), VCS (Git), <text:span text:style-name="T64">Firebase</text:span></text:p>
        </text:list-item>
      </text:list>
      <text:p text:style-name="P35"><text:span text:style-name="T23"/></text:p>
      <text:list xml:id="list202201008149767" text:continue-numbering="true" text:style-name="L1">
        <text:list-item>
          <text:p text:style-name="P44"><text:span text:style-name="T9">Play store </text:span><text:span text:style-name="T8">link</text:span><text:span text:style-name="T10"> : </text:span><text:a xlink:type="simple" xlink:href="https://play.google.com/store/apps/details?id=com.yash.dmrc" text:style-name="Internet_20_link" text:visited-style-name="Visited_20_Internet_20_Link"><text:span text:style-name="T56">https://play.google.com/store/apps/details?id=com.yash.dmrc</text:span></text:a><text:span text:style-name="T10"> </text:span></text:p>
        </text:list-item>
        <text:list-item>
          <text:p text:style-name="P44"><text:span text:style-name="T8">code</text:span><text:span text:style-name="T10"> : </text:span><text:a xlink:type="simple" xlink:href="https://github.com/yashp241195/DelhiMetro" text:style-name="Internet_20_link" text:visited-style-name="Visited_20_Internet_20_Link"><text:span text:style-name="T56">https://github.com/yashp241195/DelhiMetro</text:span></text:a></text:p>
        </text:list-item>
      </text:list>
      <text:p text:style-name="P39"/>
      <text:p text:style-name="P39"/>
      <text:p text:style-name="P39"><text:span text:style-name="T6">2. <text:s/>Developed complete Management Solution for Goodways Fitness, Delhi 15/06/2018 - 20/07/2018</text:span></text:p>
      <text:p text:style-name="P39"/>
      <text:p text:style-name="P39"><text:span text:style-name="T25"><text:s text:c="7"/>R</text:span>equirement analysis to <text:span text:style-name="T26">PHP based </text:span>website : Freelancing </text:p>
      <text:p text:style-name="P39"><text:s text:c="7"/>Failed to convert freelance projects into IT business due to <text:span text:style-name="T50">the </text:span>following reasons:</text:p>
      <text:p text:style-name="P39"/>
      <text:list xml:id="list516523369" text:style-name="L8">
        <text:list-item>
          <text:p text:style-name="P49"><text:span text:style-name="T13">S</text:span><text:span text:style-name="T12">mall </text:span><text:span text:style-name="T13">and</text:span><text:span text:style-name="T12"> </text:span><text:span text:style-name="T13">M</text:span><text:span text:style-name="T12">id scale business doesn't </text:span><text:span text:style-name="T14">require </text:span><text:span text:style-name="T13">much </text:span><text:span text:style-name="T12">engineering </text:span><text:span text:style-name="T15">optimizations</text:span><text:span text:style-name="T12"> due to hardware efficiency. </text:span></text:p>
        </text:list-item>
      </text:list>
      <text:list xml:id="list2605769693" text:style-name="L9">
        <text:list-item>
          <text:p text:style-name="P50"><text:span text:style-name="T12">Better to train employees on tools </text:span><text:span text:style-name="T14">like Google forms, Excel etc</text:span><text:span text:style-name="T12"> for small/mid scale to prevent operation failure </text:span><text:span text:style-name="T16">as cost of software operation and team management is very high </text:span><text:soft-page-break/><text:span text:style-name="T13">and small scale </text:span><text:span text:style-name="T16">Business owners can’t afford custom solutions. Only way to sustain business is to find clients</text:span></text:p>
          <text:p text:style-name="P47"><text:span text:style-name="T12">from</text:span><text:span text:style-name="T17"> </text:span><text:span text:style-name="T12">countries </text:span><text:span text:style-name="T17">having stronger economy</text:span><text:span text:style-name="T12">. </text:span><text:span text:style-name="T13">Infosys, TCS </text:span><text:span text:style-name="T17">and other IT giant </text:span><text:span text:style-name="T13">have clients from </text:span><text:span text:style-name="T17">those countries which can afford custom solutions</text:span><text:span text:style-name="T13">.</text:span></text:p>
        </text:list-item>
      </text:list>
      <text:p text:style-name="P51"><text:span text:style-name="T12"/></text:p>
      <text:list xml:id="list202202432471536" text:continue-numbering="true" text:style-name="L9">
        <text:list-item>
          <text:p text:style-name="P48"><text:span text:style-name="T12">Skills : PHP (core), </text:span><text:span text:style-name="T16">MySQL (Normalization and DB Design)</text:span><text:span text:style-name="T12">, HTML, CSS, <text:s/>JS, Bootstrap, AJAX, </text:span></text:p>
          <text:p text:style-name="P48"><text:span text:style-name="T12">skill acquired later Laravel PHP</text:span></text:p>
        </text:list-item>
      </text:list>
      <text:p text:style-name="P39"/>
      <text:list xml:id="list202200827802374" text:continue-numbering="true" text:style-name="L9">
        <text:list-item>
          <text:p text:style-name="P45"><text:span text:style-name="T11">code</text:span><text:span text:style-name="T10"> : </text:span><text:a xlink:type="simple" xlink:href="https://github.com/yashp241195/goodways-fitness" text:style-name="Internet_20_link" text:visited-style-name="Visited_20_Internet_20_Link"><text:span text:style-name="T56">https://github.com/yashp241195/goodways-fitness</text:span></text:a></text:p>
        </text:list-item>
      </text:list>
      <text:p text:style-name="P28"><text:span text:style-name="T27">FORMAL </text:span>EDUCATION</text:p>
      <text:p text:style-name="P32"/>
      <text:p text:style-name="P13">Bachelor Degree of Computer Science, <text:span text:style-name="T27">NIEC,</text:span> <text:span text:style-name="T27">GGSIPU, New Delhi <text:s text:c="4"/>70 % <text:s text:c="18"/></text:span><text:span text:style-name="T40">08/</text:span><text:span text:style-name="T39">20</text:span><text:span text:style-name="T40">1</text:span><text:span text:style-name="T39">4 - </text:span><text:span text:style-name="T40">08/</text:span><text:span text:style-name="T39">20</text:span><text:span text:style-name="T40">1</text:span><text:span text:style-name="T39">8</text:span><text:span text:style-name="T27"> <text:s text:c="3"/></text:span></text:p>
      <text:p text:style-name="P13"/>
      <text:p text:style-name="P60">CBSE Board <text:span text:style-name="T28">Class </text:span>XII <text:s text:c="89"/><text:span text:style-name="T28">70 %</text:span> <text:s text:c="19"/><text:span text:style-name="T28">04</text:span>/20<text:span text:style-name="T24">13</text:span> - <text:span text:style-name="T28">03</text:span>/20<text:span text:style-name="T24">1</text:span>4 </text:p>
      <text:p text:style-name="P60"><text:s text:c="146"/></text:p>
      <text:p text:style-name="P59"><text:span text:style-name="T28">CBSE Board Class X <text:s text:c="91"/>74 % <text:s text:c="19"/>04/2011 - 03/2012 <text:s text:c="22"/></text:span></text:p>
      <text:p text:style-name="P5"/>
      <text:p text:style-name="P3"><text:span text:style-name="T28">TRAININGS</text:span> <text:span text:style-name="T28">AND CERTIFICATIONS</text:span></text:p>
      <text:p text:style-name="P30"/>
      <text:list xml:id="list1976251419" text:style-name="L10">
        <text:list-item>
          <text:p text:style-name="P14">HCL CDC - Android App Development <text:span text:style-name="T29">using JAVA</text:span> <text:s text:c="49"/><text:span text:style-name="T29">06</text:span>/<text:span text:style-name="T29">2016 <text:s text:c="13"/></text:span><text:s text:c="3"/></text:p>
        </text:list-item>
        <text:list-item>
          <text:p text:style-name="P15"><text:span text:style-name="T31">INTERNSHALA - Full Stack Web Development using PHP <text:s text:c="36"/>06/2017 <text:s text:c="12"/></text:span></text:p>
        </text:list-item>
        <text:list-item>
          <text:p text:style-name="P16"><text:span text:style-name="T30">KOTAK MAHINDRA – Insurance Sales Training <text:s text:c="57"/>06/2018 <text:s text:c="8"/></text:span></text:p>
        </text:list-item>
      </text:list>
      <text:p text:style-name="P8"/>
      <text:p text:style-name="P3">ADDITIONAL SKILLS </text:p>
      <text:p text:style-name="P30"/>
      <text:p text:style-name="P19">Content Writing : Books </text:p>
      <text:p text:style-name="P17"/>
      <text:p text:style-name="P17"><text:span text:style-name="T60">1. </text:span><text:span text:style-name="T61">My Journey in </text:span><text:span text:style-name="T62">the world of </text:span><text:span text:style-name="T61">Computers <text:s text:c="91"/></text:span><text:span text:style-name="T63">02/2019</text:span></text:p>
      <text:p text:style-name="P10"><text:span text:style-name="T53"><text:s text:c="5"/>(90 pages E Book Comic Format- </text:span><text:span text:style-name="T54">under development</text:span><text:span text:style-name="T53">).</text:span></text:p>
      <text:p text:style-name="P10"><text:span text:style-name="T53"><text:s text:c="5"/></text:span><text:span text:style-name="T54">Link </text:span><text:a xlink:type="simple" xlink:href="https://github.com/yashp241195/JourneyInCSE" text:style-name="Internet_20_link" text:visited-style-name="Visited_20_Internet_20_Link"><text:span text:style-name="T53">https://github.com/yashp241195/JourneyInCSE</text:span></text:a></text:p>
      <text:p text:style-name="P17"><text:span text:style-name="T61"/></text:p>
      <text:p text:style-name="P17"><text:span text:style-name="T60">2.</text:span><text:span text:style-name="T61"> History of Physics </text:span><text:span text:style-name="T60">with Yash <text:s text:c="65"/></text:span><text:span text:style-name="T61"><text:s text:c="47"/></text:span><text:span text:style-name="T63">02/2018</text:span></text:p>
      <text:p text:style-name="P17"><text:span text:style-name="T61"><text:s text:c="4"/>(30 pages - </text:span><text:span text:style-name="T60">under development</text:span><text:span text:style-name="T61">) <text:s text:c="2"/></text:span></text:p>
      <text:p text:style-name="P17"><text:span text:style-name="T61"><text:s text:c="4"/></text:span><text:span text:style-name="T60">To present and understand how Newton, </text:span><text:span text:style-name="T62">A</text:span><text:span text:style-name="T60">ristotle, </text:span><text:span text:style-name="T62">Galileo</text:span><text:span text:style-name="T60"> </text:span><text:span text:style-name="T62">etc approached towards the</text:span><text:span text:style-name="T60"> </text:span></text:p>
      <text:p text:style-name="P17"><text:span text:style-name="T60"><text:s text:c="4"/>concepts </text:span><text:span text:style-name="T62">of Physics </text:span><text:span text:style-name="T60">and how they buil</text:span><text:span text:style-name="T62">t</text:span><text:span text:style-name="T60"> their thought process to find new innovative ideas. </text:span><text:span text:style-name="T61"><text:s text:c="2"/></text:span></text:p>
      <text:p text:style-name="P10"><text:span text:style-name="T54"><text:s text:c="4"/>Link </text:span><text:a xlink:type="simple" xlink:href="https://github.com/yashp241195/PhysicsBook" text:style-name="Internet_20_link" text:visited-style-name="Visited_20_Internet_20_Link"><text:span text:style-name="T53">https://github.com/yashp241195/PhysicsBook</text:span></text:a><text:span text:style-name="T53"> </text:span></text:p>
      <text:p text:style-name="P8"><text:s text:c="38"/></text:p>
      <text:p text:style-name="P22"><text:span text:style-name="T44">Drawing</text:span> <text:span text:style-name="T44">and Graphics :</text:span> <text:span text:style-name="T51">Have keen interest in drawing and w</text:span>on some <text:span text:style-name="T45">drawing </text:span>competitions <text:span text:style-name="T51">at</text:span> <text:s text:c="44"/></text:p>
      <text:p text:style-name="P22"><text:s text:c="4"/>school level. This interest <text:span text:style-name="T51">got </text:span>translate<text:span text:style-name="T51">d</text:span> into UI, Graphic design for college society <text:span text:style-name="T46">giving </text:span></text:p>
      <text:p text:style-name="P22"><text:span text:style-name="T46"><text:s text:c="4"/>seminar on SVG</text:span> to Unity 3D Game <text:span text:style-name="T46">(JS)</text:span> Development<text:span text:style-name="T45">. Failed to convert it into full game due to loss <text:s text:c="3"/></text:span></text:p>
      <text:p text:style-name="P22"><text:span text:style-name="T45"><text:s text:c="4"/>of interest in game development.</text:span></text:p>
      <text:p text:style-name="P25"><text:span text:style-name="T35"><text:s text:c="4"/></text:span><text:span text:style-name="T36">Link </text:span><text:a xlink:type="simple" xlink:href="https://github.com/yashp241195/unity3dsample" text:style-name="Internet_20_link" text:visited-style-name="Visited_20_Internet_20_Link"><text:span text:style-name="T56">https://github.com/yashp241195/unity3dsample</text:span></text:a><text:span text:style-name="T56"> <text:s text:c="57"/></text:span></text:p>
      <text:p text:style-name="P22"><text:span text:style-name="T45"><text:s text:c="173"/>12/2016</text:span></text:p>
      <text:p text:style-name="P21"><text:s text:c="5"/><text:span text:style-name="T45">Invented algorithms using partial differential equations and first order mid point approach <text:s text:c="3"/></text:span></text:p>
      <text:p text:style-name="P21"><text:span text:style-name="T45"><text:s text:c="5"/>for Hyperbola, parabola etc after getting inspired by Ellipse drawing algorithm which later </text:span></text:p>
      <text:p text:style-name="P21"><text:span text:style-name="T45"><text:s text:c="5"/>turned out to be as an irrational approach since the B Splines and Beziers are more practical </text:span></text:p>
      <text:p text:style-name="P21"><text:span text:style-name="T45"><text:s text:c="5"/>and efficient.</text:span></text:p>
      <text:p text:style-name="P24"><text:span text:style-name="T35"><text:s text:c="5"/></text:span><text:span text:style-name="T36">Link </text:span><text:a xlink:type="simple" xlink:href="https://github.com/yashp241195/drawing" text:style-name="Internet_20_link" text:visited-style-name="Visited_20_Internet_20_Link"><text:span text:style-name="T56">https://github.com/yashp241195/drawing</text:span></text:a></text:p>
      <text:p text:style-name="P8"/>
      <text:p text:style-name="P8"><text:soft-page-break/><text:s text:c="5"/><text:span text:style-name="T47">Tried to build algorithms Visualizer as well in JavaScript <text:s text:c="56"/>08/2017 <text:s text:c="56"/></text:span></text:p>
      <text:p text:style-name="P10"><text:span text:style-name="T34"><text:s text:c="5"/></text:span><text:span text:style-name="T37">Link </text:span><text:a xlink:type="simple" xlink:href="https://github.com/yashp241195/VisualizeJS" text:style-name="Internet_20_link" text:visited-style-name="Visited_20_Internet_20_Link"><text:span text:style-name="T56">https://github.com/yashp241195/VisualizeJS</text:span></text:a><text:span text:style-name="T56"> </text:span></text:p>
      <text:p text:style-name="P7"/>
      <text:p text:style-name="P7">Extra : <text:s text:c="151"/><text:span text:style-name="T49">12/2013</text:span> <text:s/></text:p>
      <text:p text:style-name="P9"/>
      <text:p text:style-name="P9"><text:s text:c="4"/><text:span text:style-name="T48">Tried to build Web development framework using C++ as I was not aware of existance of <text:s text:c="8"/></text:span></text:p>
      <text:p text:style-name="P9"><text:span text:style-name="T48"><text:s text:c="4"/>languages like PHP and JavaScript for dynamic webpages due to difficulty in the internet </text:span></text:p>
      <text:p text:style-name="P9"><text:span text:style-name="T48"><text:s text:c="4"/>accessability in school and home. This was my first project which inspired me to build my </text:span></text:p>
      <text:p text:style-name="P9"><text:span text:style-name="T48"><text:s text:c="4"/>career in Computer Science. </text:span></text:p>
      <text:p text:style-name="P4"><text:span text:style-name="T52"><text:s/></text:span><text:span text:style-name="T59"><text:s text:c="3"/>Link </text:span><text:a xlink:type="simple" xlink:href="https://github.com/yashp241195/others/tree/master/first" text:style-name="Internet_20_link" text:visited-style-name="Visited_20_Internet_20_Link"><text:span text:style-name="T52">https://github.com/yashp241195/others/tree/master/first</text:span></text:a></text:p>
      <text:p text:style-name="P8"/>
      <text:p text:style-name="P6">Book Reading <text:span text:style-name="T48">and Documentaries</text:span> :</text:p>
      <text:p text:style-name="P18"><text:span text:style-name="T32"/></text:p>
      <text:p text:style-name="P18"><text:span text:style-name="T32"><text:s text:c="4"/>Fav. Book</text:span><text:span text:style-name="T33"> : Elon Musk by Ashlee Vance, Crush it by Gary Vaynerchuk, Doing the Impossible </text:span></text:p>
      <text:p text:style-name="P18"><text:span text:style-name="T33"><text:s text:c="4"/>and Next Perfect Storm by Patrick Bet David, Alchemist Paulo Coelho, </text:span><text:span text:style-name="T32">Bejamin Franklin.</text:span></text:p>
      <text:p text:style-name="P18"><text:span text:style-name="T32"><text:s text:c="4"/>Fav. Documentaries : Newton, Genius (Einstien), Edison, Robert Noyce, Steve Jobs, Bill Gates</text:span></text:p>
      <text:p text:style-name="P9"/>
      <text:p text:style-name="P8"/>
      <text:p text:style-name="P3"><text:span text:style-name="T29">PROFILES</text:span> </text:p>
      <text:p text:style-name="P30"/>
      <text:p text:style-name="P11"><text:span text:style-name="T55">GITHUB : </text:span><text:a xlink:type="simple" xlink:href="https://github.com/yashp241195" text:style-name="Internet_20_link" text:visited-style-name="Visited_20_Internet_20_Link"><text:span text:style-name="T56">https://github.com/yashp241195</text:span></text:a><text:span text:style-name="T56"> <text:s text:c="29"/></text:span></text:p>
      <text:p text:style-name="P11"><text:span text:style-name="T57">A</text:span><text:span text:style-name="T38">NGELIST : </text:span><text:a xlink:type="simple" xlink:href="https://angel.co/yash-pratap-2" text:style-name="Internet_20_link" text:visited-style-name="Visited_20_Internet_20_Link"><text:span text:style-name="T56">https://angel.co/yash-pratap-2</text:span></text:a></text:p>
      <text:p text:style-name="P10"><text:span text:style-name="T58">HACKERRANK : </text:span><text:a xlink:type="simple" xlink:href="https://www.hackerrank.com/yashp241195" text:style-name="Internet_20_link" text:visited-style-name="Visited_20_Internet_20_Link"><text:span text:style-name="T56">https://www.hackerrank.com/yashp241195</text:span></text:a></text:p>
      <text:p text:style-name="P23"/>
      <text:p text:style-name="P1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nia_20_pozioma" style:display-name="Linia pozioma" style:family="paragraph" style:parent-style-name="Standard" style:next-style-name="Text_20_body">
      <style:paragraph-properties fo:margin-top="0cm" fo:margin-bottom="0.199cm" loext:contextual-spacing="false" fo:padding="0cm" fo:border-left="none" fo:border-right="none" fo:border-top="0.51pt solid #808080" fo:border-bottom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7:58:14.114016268</meta:creation-date>
    <dc:date>2019-07-03T20:22:00.596202511</dc:date>
    <meta:editing-duration>PT39M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77" meta:word-count="747" meta:character-count="6525" meta:non-whitespace-character-count="4260"/>
  </office:meta>
</office:document-meta>
</file>